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left="0in" fo:margin-right="0in" fo:margin-top="0in" fo:margin-bottom="0in" fo:text-indent="0in" style:auto-text-indent="false"/>
    </style:style>
    <style:style style:name="P3" style:family="paragraph" style:parent-style-name="Text_20_body" style:list-style-name="L2">
      <style:paragraph-properties fo:margin-left="0in" fo:margin-right="0in" fo:margin-top="0in" fo:margin-bottom="0in" fo:text-indent="0in" style:auto-text-indent="false"/>
    </style:style>
    <style:style style:name="P4" style:family="paragraph" style:parent-style-name="Text_20_body" style:list-style-name="L3">
      <style:paragraph-properties fo:margin-left="0in" fo:margin-right="0in" fo:margin-top="0in" fo:margin-bottom="0in" fo:text-indent="0in" style:auto-text-indent="false"/>
    </style:style>
    <style:style style:name="P5" style:family="paragraph" style:parent-style-name="Text_20_body" style:list-style-name="L4">
      <style:paragraph-properties fo:margin-left="0in" fo:margin-right="0in" fo:margin-top="0in" fo:margin-bottom="0in" fo:text-indent="0in" style:auto-text-indent="false"/>
    </style:style>
    <style:style style:name="P6" style:family="paragraph" style:parent-style-name="Text_20_body" style:list-style-name="L5">
      <style:paragraph-properties fo:margin-left="0in" fo:margin-right="0in" fo:margin-top="0in" fo:margin-bottom="0in" fo:text-indent="0in" style:auto-text-indent="false"/>
    </style:style>
    <style:style style:name="P7" style:family="paragraph" style:parent-style-name="Text_20_body" style:list-style-name="L6">
      <style:paragraph-properties fo:margin-left="0in" fo:margin-right="0in" fo:margin-top="0in" fo:margin-bottom="0in" fo:text-indent="0in" style:auto-text-indent="false"/>
    </style:style>
    <style:style style:name="P8" style:family="paragraph" style:parent-style-name="Text_20_body" style:list-style-name="L7">
      <style:paragraph-properties fo:margin-left="0in" fo:margin-right="0in" fo:margin-top="0in" fo:margin-bottom="0in" fo:text-indent="0in" style:auto-text-indent="false"/>
    </style:style>
    <style:style style:name="P9" style:family="paragraph" style:parent-style-name="Text_20_body" style:list-style-name="L8">
      <style:paragraph-properties fo:margin-left="0in" fo:margin-right="0in" fo:margin-top="0in" fo:margin-bottom="0in" fo:text-indent="0in" style:auto-text-indent="false"/>
    </style:style>
    <style:style style:name="P10" style:family="paragraph" style:parent-style-name="Text_20_body" style:list-style-name="L9">
      <style:paragraph-properties fo:margin-left="0in" fo:margin-right="0in" fo:margin-top="0in" fo:margin-bottom="0in" fo:text-indent="0in" style:auto-text-indent="false"/>
    </style:style>
    <style:style style:name="P11" style:family="paragraph" style:parent-style-name="Text_20_body" style:list-style-name="L10">
      <style:paragraph-properties fo:margin-left="0in" fo:margin-right="0in" fo:margin-top="0in" fo:margin-bottom="0in" fo:text-indent="0in" style:auto-text-indent="false"/>
    </style:style>
    <style:style style:name="P12" style:family="paragraph" style:parent-style-name="Text_20_body" style:list-style-name="L11">
      <style:paragraph-properties fo:margin-left="0in" fo:margin-right="0in" fo:margin-top="0in" fo:margin-bottom="0in" fo:text-indent="0in" style:auto-text-indent="false"/>
    </style:style>
    <style:style style:name="P13" style:family="paragraph" style:parent-style-name="Text_20_body" style:list-style-name="L12">
      <style:paragraph-properties fo:margin-left="0in" fo:margin-right="0in" fo:margin-top="0in" fo:margin-bottom="0in" fo:text-indent="0in" style:auto-text-indent="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ck Senechal</text:h>
      <text:p text:style-name="First_20_paragraph">1901 8th St, Berkeley, CA 94710<text:line-break/>T: 415-779-2701 E: <text:a xlink:type="simple" xlink:href="mailto:jacksenechal@gmail.com"><text:span text:style-name="Definition"><text:span text:style-name="Teletype">jacksenechal@gmail.com</text:span></text:span></text:a></text:p>
      <text:h text:style-name="Heading_20_2" text:outline-level="2">Summary</text:h>
      <text:p text:style-name="First_20_paragraph"><text:span text:style-name="T1">Experience</text:span><text:span text:style-name="T1">:</text:span></text:p>
      <text:list xml:id="list7748973012" text:style-name="L1">
        <text:list-item>
          <text:p text:style-name="P2">Entrepreneurship</text:p>
        </text:list-item>
        <text:list-item>
          <text:p text:style-name="P2">Software Engineering</text:p>
        </text:list-item>
        <text:list-item>
          <text:p text:style-name="P2">Web applications development</text:p>
        </text:list-item>
        <text:list-item>
          <text:p text:style-name="P2">Project management</text:p>
        </text:list-item>
      </text:list>
      <text:p text:style-name="First_20_paragraph"><text:span text:style-name="T1">Strengths</text:span><text:span text:style-name="T1">:</text:span></text:p>
      <text:list xml:id="list7964390411" text:style-name="L2">
        <text:list-item>
          <text:p text:style-name="P3">Mathematical problem solving approach</text:p>
        </text:list-item>
        <text:list-item>
          <text:p text:style-name="P3">Attention to fine details</text:p>
        </text:list-item>
        <text:list-item>
          <text:p text:style-name="P3">Great team-work and collaboration</text:p>
        </text:list-item>
        <text:list-item>
          <text:p text:style-name="P3">Ability to synthesize ideas and organize information sets</text:p>
        </text:list-item>
      </text:list>
      <text:p text:style-name="First_20_paragraph"><text:span text:style-name="T1">Passions</text:span><text:span text:style-name="T1">:</text:span></text:p>
      <text:list xml:id="list15887922901" text:style-name="L3">
        <text:list-item>
          <text:p text:style-name="P4">Seeing the big picture</text:p>
        </text:list-item>
        <text:list-item>
          <text:p text:style-name="P4">Clear, responsive user interfaces</text:p>
        </text:list-item>
        <text:list-item>
          <text:p text:style-name="P4">Clean code, flexible architecture</text:p>
        </text:list-item>
      </text:list>
      <text:h text:style-name="Heading_20_2" text:outline-level="2">Languages, Technologies and Interests</text:h>
      <text:p text:style-name="First_20_paragraph">Programming experience with Ruby, Rails, JavaScript, jQuery, PHP, ActionScript, Flex, SuperCollider, and MySQL databases. Limited experience with C++, Java, Perl and Python.</text:p>
      <text:p text:style-name="Text_20_body">Test automation experience with Ruby, Rails, PHP, Selenium, and some ActionScript.</text:p>
      <text:p text:style-name="Text_20_body">Other interests include agile development, design patterns, human-computer interaction, appropriate technology, sustainable development, open source everything, mountain biking, snow sports, and meditation.</text:p>
      <text:h text:style-name="Heading_20_2" text:outline-level="2">Education</text:h>
      <text:p text:style-name="First_20_paragraph">Bachelor of Arts from the University of North Carolina at Asheville (May, 2003)</text:p>
      <text:list xml:id="list12781821421" text:style-name="L4">
        <text:list-item>
          <text:p text:style-name="P5">Major in mathematics, minor in computer science</text:p>
        </text:list-item>
        <text:list-item>
          <text:p text:style-name="P5">Undergraduate research in mathematics</text:p>
        </text:list-item>
        <text:list-item>
          <text:p text:style-name="P5">Graduated with distinction in mathematics</text:p>
        </text:list-item>
      </text:list>
      <text:h text:style-name="Heading_20_2" text:outline-level="2">Experience</text:h>
      <text:p text:style-name="First_20_paragraph"><text:span text:style-name="T1">OpenTest</text:span><text:span text:style-name="T1"> </text:span><text:span text:style-name="T1">Pro</text:span><text:span text:style-name="T1">,</text:span><text:span text:style-name="T1"> </text:span><text:span text:style-name="T1">LLC</text:span> JAN 2008 - 2011</text:p>
      <text:list xml:id="list14341150101" text:style-name="L5">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text:soft-page-break/><text:span text:style-name="T1">Independent</text:span><text:span text:style-name="T1"> </text:span><text:span text:style-name="T1">Contracting</text:span> 2004 - 2009</text:p>
      <text:list xml:id="list7959369891" text:style-name="L6">
        <text:list-item>
          <text:p text:style-name="P7">Turnull &amp; Asser - shirtmakers (2008-2009). Built a virtual showroom for their bespoke department, allowing users to browse fabrics and place orders. Ruby on Rails backend, Flash frontend.</text:p>
        </text:list-item>
        <text:list-item>
          <text:p text:style-name="P7">Idance.net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span text:style-name="T1">OnForce</text:span><text:span text:style-name="T1">,</text:span><text:span text:style-name="T1"> </text:span><text:span text:style-name="T1">Inc</text:span><text:span text:style-name="T1"> </text:span><text:span text:style-name="T1">-</text:span><text:span text:style-name="T1"> </text:span><text:span text:style-name="T1">New</text:span><text:span text:style-name="T1"> </text:span><text:span text:style-name="T1">York</text:span><text:span text:style-name="T1">,</text:span><text:span text:style-name="T1"> </text:span><text:span text:style-name="T1">NY</text:span> JUNE 2006 - DEC 2007</text:p>
      <text:list xml:id="list5753683131" text:style-name="L7">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span text:style-name="T1">JBA</text:span><text:span text:style-name="T1"> </text:span><text:span text:style-name="T1">Network</text:span><text:span text:style-name="T1"> </text:span><text:span text:style-name="T1">-</text:span><text:span text:style-name="T1"> </text:span><text:span text:style-name="T1">Asheville</text:span><text:span text:style-name="T1">,</text:span><text:span text:style-name="T1"> </text:span><text:span text:style-name="T1">NC</text:span> JUNE 2003 - DEC 2006</text:p>
      <text:list xml:id="list6655724591" text:style-name="L8">
        <text:list-item>
          <text:p text:style-name="P9">Project manager and lead programmer for medium-scale web application, www.mynewsletterbuilder.com (MNB). Designed the application and wrote the initial release mostly by my self. Later oversaw the development team for the project. MNB is currently one of the main sources of income for the company.</text:p>
        </text:list-item>
        <text:list-item>
          <text:p text:style-name="P9">Developed a modular, object ori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text:span text:style-name="T1">US</text:span><text:span text:style-name="T1"> </text:span><text:span text:style-name="T1">Navy</text:span><text:span text:style-name="T1"> </text:span><text:span text:style-name="T1">FNMOD</text:span><text:span text:style-name="T1"> </text:span><text:span text:style-name="T1">-</text:span><text:span text:style-name="T1"> </text:span><text:span text:style-name="T1">Asheville</text:span><text:span text:style-name="T1">,</text:span><text:span text:style-name="T1"> </text:span><text:span text:style-name="T1">NC</text:span> MAY 2001 - AUG 2001</text:p>
      <text:list xml:id="list17605158961" text:style-name="L9">
        <text:list-item>
          <text:p text:style-name="P10">Programmer, database designer. Migrated Navy weather data from a flat text format to a MySQL database. Wrote a Java application for quality checking weather data, and converting it to a MySQL-accessible format.</text:p>
        </text:list-item>
      </text:list>
      <text:p text:style-name="First_20_paragraph"><text:span text:style-name="T1">Freelance</text:span><text:span text:style-name="T1"> </text:span><text:span text:style-name="T1">-</text:span><text:span text:style-name="T1"> </text:span><text:span text:style-name="T1">Sydney</text:span><text:span text:style-name="T1">,</text:span><text:span text:style-name="T1"> </text:span><text:span text:style-name="T1">Australia</text:span> DEC 1999 - DEC 2000</text:p>
      <text:list xml:id="list19490400591" text:style-name="L10">
        <text:list-item>
          <text:p text:style-name="P11">Web designer, programmer. Developed a Java search engine applet for a CD-ROM based knowledge bank. Various other web development and graphic design projects.</text:p>
        </text:list-item>
      </text:list>
      <text:p text:style-name="First_20_paragraph"><text:span text:style-name="T1">Internet</text:span><text:span text:style-name="T1"> </text:span><text:span text:style-name="T1">Safety</text:span><text:span text:style-name="T1"> </text:span><text:span text:style-name="T1">Association</text:span><text:span text:style-name="T1"> </text:span><text:span text:style-name="T1">-</text:span><text:span text:style-name="T1"> </text:span><text:span text:style-name="T1">Asheville</text:span><text:span text:style-name="T1">,</text:span><text:span text:style-name="T1"> </text:span><text:span text:style-name="T1">NC</text:span> DEC 1998 - DEC 1999</text:p>
      <text:list xml:id="list662393369" text:style-name="L11">
        <text:list-item>
          <text:p text:style-name="P12">Designer, computer technician. HTML and JavaScript programming, graphic design, web design and management, network management, computer repairs and upgrades.</text:p>
        </text:list-item>
      </text:list>
      <text:p text:style-name="First_20_paragraph"><text:span text:style-name="T1">Various</text:span><text:span text:style-name="T1"> </text:span><text:span text:style-name="T1">-</text:span><text:span text:style-name="T1"> </text:span><text:span text:style-name="T1">Asheville</text:span><text:span text:style-name="T1">,</text:span><text:span text:style-name="T1"> </text:span><text:span text:style-name="T1">NC</text:span> 1996 - 1998</text:p>
      <text:list xml:id="list237710814" text:style-name="L12">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2">Excellent</text:span><text:span text:style-name="T2"> </text:span><text:span text:style-name="T2">References</text:span><text:span text:style-name="T2"> </text:span><text:span text:style-name="T2">Available</text:span><text:span text:style-name="T2"> </text:span><text:span text:style-name="T2">Upon</text:span><text:span text:style-name="T2"> </text:span><text:span text:style-name="T2">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27T11:12:24</dc:date>
    <dc:creator>jack </dc:creator>
    <meta:generator>LibreOffice/3.5$Linux_X86_64 LibreOffice_project/350m1$Build-2</meta:generator>
    <meta:editing-duration>PT31M15S</meta:editing-duration>
    <meta:editing-cycles>6</meta:editing-cycles>
    <meta:document-statistic meta:table-count="0" meta:image-count="0" meta:object-count="0" meta:page-count="2" meta:paragraph-count="54" meta:word-count="607" meta:character-count="4216" meta:non-whitespace-character-count="3693"/>
  </office:meta>
</office:document-meta>
</file>